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1" svg:font-family="Gillus"/>
    <style:font-face style:name="Gillus" svg:font-family="Gillus" style:font-adornments="Regular"/>
    <style:font-face style:name="FreeSans1" svg:font-family="FreeSans" style:font-family-generic="swiss"/>
    <style:font-face style:name="Adobe Garamond Pro1" svg:font-family="'Adobe Garamond Pro'" style:font-pitch="variable"/>
    <style:font-face style:name="Adobe Garamond Pro" svg:font-family="'Adobe Garamond Pro'" style:font-adornments="Regular" style:font-pitch="variable"/>
    <style:font-face style:name="FreeSans" svg:font-family="FreeSans" style:font-pitch="variable"/>
    <style:font-face style:name="Gillius ADF" svg:font-family="'Gillius AD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title">
      <style:graphic-properties fo:min-height="4.4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1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2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</text:span><text:span text:style-name="T1">4</text:span><text:span text:style-name="T1">9</text:span><text:span text:style-name="T1">9</text:span><text:span text:style-name="T1">5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e</text:span><text:span text:style-name="T1">d</text:span><text:span text:style-name="T1">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/text:p>
            <text:p text:style-name="P1"><text:span text:style-name="T1"/></text:p>
            <text:p text:style-name="P1"><text:span text:style-name="T2"/></text:p>
            <text:p text:style-name="P2"><text:span text:style-name="T3">T</text:span><text:span text:style-name="T3">i</text:span><text:span text:style-name="T3">m</text:span><text:span text:style-name="T3">e</text:span><text:span text:style-name="T3"> </text:span><text:span text:style-name="T3">S</text:span><text:span text:style-name="T3">e</text:span><text:span text:style-name="T3">r</text:span><text:span text:style-name="T3">i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F</text:span><text:span text:style-name="T3">o</text:span><text:span text:style-name="T3">r</text:span><text:span text:style-name="T3">e</text:span><text:span text:style-name="T3">c</text:span><text:span text:style-name="T3">a</text:span><text:span text:style-name="T3">s</text:span><text:span text:style-name="T3">t</text:span><text:span text:style-name="T3">i</text:span><text:span text:style-name="T3">n</text:span><text:span text:style-name="T3">g</text:span></text:p>
            <text:p text:style-name="P1"><text:span text:style-name="T2"/></text:p>
            <text:p text:style-name="P2"><text:span text:style-name="T4"/></text:p>
            <text:p text:style-name="P2"><text:span text:style-name="T5">0</text:span><text:span text:style-name="T5">4</text:span><text:span text:style-name="T5">/</text:span><text:span text:style-name="T5">1</text:span><text:span text:style-name="T5">9</text:span><text:span text:style-name="T5">/</text:span><text:span text:style-name="T5">1</text:span><text:span text:style-name="T5">7</text:span></text:p>
            <text:p text:style-name="P1"><text:span text:style-name="T2"/></text:p>
            <text:p text:style-name="P1"><text:span text:style-name="T1">A</text:span><text:span text:style-name="T1">n</text:span><text:span text:style-name="T1">d</text:span><text:span text:style-name="T1">r</text:span><text:span text:style-name="T1">e</text:span><text:span text:style-name="T1">a</text:span><text:span text:style-name="T1">s</text:span><text:span text:style-name="T1"> </text:span><text:span text:style-name="T1">M</text:span><text:span text:style-name="T1">ü</text:span><text:span text:style-name="T1">l</text:span><text:span text:style-name="T1">l</text:span><text:span text:style-name="T1">e</text:span><text:span text:style-name="T1">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’s differen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t ii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4.429cm" svg:x="1.4cm" svg:y="0.376cm" presentation:class="title" presentation:user-transformed="true">
          <draw:text-box>
            <text:p>Homogeneous vs Heterogeneou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ask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d time-series forecasting</text:p>
                <text:list>
                  <text:list-item>
                    <text:p>Number of customers (naive)</text:p>
                  </text:list-item>
                </text:list>
              </text:list-item>
              <text:list-item>
                <text:p>Multivariate time-series – forecast all</text:p>
                <text:list>
                  <text:list-item>
                    <text:p>Stock market</text:p>
                  </text:list-item>
                </text:list>
              </text:list-item>
              <text:list-item>
                <text:p>Multivariate time-series – forecast one</text:p>
                <text:list>
                  <text:list-item>
                    <text:p>Number of customers (with features)</text:p>
                  </text:list-item>
                </text:list>
              </text:list-item>
              <text:list-item>
                <text:p>Time-series classification (1d or nd)</text:p>
                <text:list>
                  <text:list-item>
                    <text:p>Activity from smart phone sens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1d timeseri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ultivariate time-seri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ving Averag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utocorrelation</text:p>
          </draw:text-box>
        </draw:frame>
        <draw:g>
          <svg:title>TexMaths</svg:title>
          <svg:desc>28§display§R(s,t) = \frac{\operatorname{E}[(X_t - \mu_t)(X_s - \mu_s)]}{\sigma_t\sigma_s}§svg§600§FALSE§</svg:desc>
          <draw:polygon draw:style-name="gr3" draw:text-style-name="P5" draw:layer="layout" svg:width="13.697cm" svg:height="2.224cm" svg:x="6.876cm" svg:y="9.908cm" svg:viewBox="0 0 13698 2225" draw:points="6848,2225 0,2225 0,0 13698,0 13698,2225">
            <text:p/>
          </draw:polygon>
          <draw:path draw:style-name="gr4" draw:text-style-name="P6" draw:layer="layout" svg:width="0.705cm" svg:height="0.695cm" svg:x="6.916cm" svg:y="10.636cm" svg:viewBox="0 0 706 696" svg:d="M329 67c7-22 9-33 29-36 9 0 41 0 59 0 71 0 181 0 181 97 0 33-16 103-56 141-25 24-76 56-166 56h-109zM473 338c98-22 217-90 217-190 0-85-90-148-220-148h-280c-20 0-29 0-29 20 0 11 9 11 27 11 2 0 20 0 38 3 18 0 27 2 27 15 0 2-2 7-4 18l-133 531c-8 38-11 44-89 44-18 0-27 0-27 21 0 11 11 11 13 11 30 0 97-2 126-2 27 0 96 2 125 2 7 0 18 0 18-20 0-12-6-12-27-12-35 0-65 0-65-17 0-5 3-9 5-16l65-262h116c90 0 108 56 108 90 0 15-7 47-14 69-6 27-15 63-15 83 0 107 118 107 132 107 83 0 119-101 119-114 0-11-12-11-14-11-9 0-9 7-11 13-25 74-67 90-90 90-33 0-40-23-40-61 0-31 7-80 9-112 2-13 4-33 4-47 0-76-64-105-91-116z">
            <text:p/>
          </draw:path>
          <draw:path draw:style-name="gr4" draw:text-style-name="P6" draw:layer="layout" svg:width="0.23cm" svg:height="0.984cm" svg:x="7.725cm" svg:y="10.571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4" draw:text-style-name="P6" draw:layer="layout" svg:width="0.364cm" svg:height="0.447cm" svg:x="8.061cm" svg:y="10.873cm" svg:viewBox="0 0 365 448" svg:d="M336 67c-29 0-47 23-47 45 0 13 9 29 29 29 22 0 47-18 47-56 0-45-42-85-119-85-130 0-168 101-168 143 0 79 74 94 103 99 52 11 103 20 103 76 0 24-22 107-141 107-15 0-91 0-114-51 38 4 63-25 63-54 0-22-16-33-36-33-27 0-56 20-56 64 0 56 56 97 141 97 161 0 199-119 199-164 0-36-17-60-31-74-27-26-54-31-98-40-36-9-74-16-74-60 0-27 22-88 109-88 25 0 74 7 90 45z">
            <text:p/>
          </draw:path>
          <draw:path draw:style-name="gr4" draw:text-style-name="P6" draw:layer="layout" svg:width="0.115cm" svg:height="0.294cm" svg:x="8.554cm" svg:y="11.204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4" draw:text-style-name="P6" draw:layer="layout" svg:width="0.304cm" svg:height="0.628cm" svg:x="8.928cm" svg:y="10.692cm" svg:viewBox="0 0 305 629" svg:d="M181 224h95c17 0 29 0 29-20 0-11-12-11-29-11h-86c34-142 41-159 41-166 0-18-14-27-29-27-3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4" draw:text-style-name="P6" draw:layer="layout" svg:width="0.23cm" svg:height="0.984cm" svg:x="9.315cm" svg:y="10.571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4" draw:text-style-name="P6" draw:layer="layout" svg:width="0.655cm" svg:height="0.232cm" svg:x="9.97cm" svg:y="10.94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611cm" svg:height="0.671cm" svg:x="11.101cm" svg:y="9.975cm" svg:viewBox="0 0 612 672" svg:d="M101 593c0 36 0 47-76 47h-25v32h569l43-256h-25c-25 153-47 224-217 224h-133c-44 0-47-7-47-40v-262h88c96 0 107 31 107 114h25v-259h-25c0 82-11 114-107 114h-88v-238c0-31 3-38 47-38h128c152 0 179 54 195 191h25l-29-222h-556v31h25c76 0 76 12 76 45z">
            <text:p/>
          </draw:path>
          <draw:polygon draw:style-name="gr4" draw:text-style-name="P6" draw:layer="layout" svg:width="0.136cm" svg:height="0.984cm" svg:x="11.853cm" svg:y="9.906cm" svg:viewBox="0 0 137 985" draw:points="137,985 137,947 40,947 40,40 137,40 137,0 0,0 0,985">
            <text:p/>
          </draw:polygon>
          <draw:path draw:style-name="gr4" draw:text-style-name="P6" draw:layer="layout" svg:width="0.23cm" svg:height="0.984cm" svg:x="12.107cm" svg:y="9.906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4" draw:text-style-name="P6" draw:layer="layout" svg:width="0.812cm" svg:height="0.673cm" svg:x="12.418cm" svg:y="9.971cm" svg:viewBox="0 0 813 674" svg:d="M452 269l-82-197c-5-7-5-12-5-14 0-4 16-24 58-27 9-2 18-2 18-20 0-11-11-11-13-11-40 0-83 2-126 2-24 0-85-2-109-2-7 0-18 0-18 20 0 11 9 11 22 11 61 0 65 9 74 32l117 275-209 224-13 11c-47 52-94 67-144 69-13 3-22 3-22 21 0 2 0 11 13 11 30 0 61-2 92-2 36 0 76 2 110 2 7 0 18 0 18-20 0-9-9-12-11-12-9 0-41-2-41-29 0-15 16-31 27-44l101-108 90-96 98 235c5 11 7 13 7 16 0 6-20 24-58 26-11 3-20 3-20 21 0 11 11 11 15 11 27 0 97-2 123-2 25 0 86 2 110 2 7 0 20 0 20-18 0-14-11-14-18-14-67 0-69-2-85-42-38-92-105-246-127-305 67-69 170-188 201-214 29-23 68-47 126-50 13-2 22-2 22-20 0-2 0-11-13-11-29 0-61 2-92 2-36 0-74-2-110-2-7 0-18 0-18 20 0 7 5 9 11 11 9 0 38 3 38 29 0 16-9 27-17 36z">
            <text:p/>
          </draw:path>
          <draw:path draw:style-name="gr4" draw:text-style-name="P6" draw:layer="layout" svg:width="0.234cm" svg:height="0.438cm" svg:x="13.233cm" svg:y="10.36cm" svg:viewBox="0 0 235 439" svg:d="M141 159h72c13 0 22 0 22-16 0-9-9-9-20-9h-67l27-103c0-2 2-6 2-9 0-13-11-22-25-22-18 0-27 11-33 29-5 18 4-16-25 105h-72c-13 0-22 0-22 16 0 9 9 9 20 9h67l-42 163c-2 18-9 43-9 52 0 40 33 65 74 65 76 0 121-97 121-105 0-9-9-9-11-9-9 0-9 2-14 13-20 43-56 83-94 83-16 0-25-9-25-36 0-7 3-20 5-27z">
            <text:p/>
          </draw:path>
          <draw:path draw:style-name="gr4" draw:text-style-name="P6" draw:layer="layout" svg:width="0.602cm" svg:height="0.042cm" svg:x="13.852cm" svg:y="10.378cm" svg:viewBox="0 0 603 43" svg:d="M569 43c16 0 34 0 34-23 0-20-18-20-34-20h-535c-16 0-34 0-34 20 0 23 18 23 34 23z">
            <text:p/>
          </draw:path>
          <draw:path draw:style-name="gr4" draw:text-style-name="P6" draw:layer="layout" svg:width="0.534cm" svg:height="0.648cm" svg:x="14.779cm" svg:y="10.208cm" svg:viewBox="0 0 535 649" svg:d="M199 90c5-21 14-59 14-63 0-18-11-27-29-27-3 0-29 0-38 36l-144 571c-2 11-2 13-2 15 0 16 11 27 27 27 22 0 33-18 36-20 4-9 15-60 53-213 32 27 77 32 97 32 69 0 107-45 132-72 7 43 45 72 87 72 36 0 59-23 74-56 16-34 29-94 29-97 0-11-9-11-11-11-11 0-11 5-13 18-18 65-36 123-76 123-27 0-30-24-30-44 0-23 12-70 21-103l26-108c3-13 14-51 18-67 5-22 14-60 14-65 0-18-14-27-29-27-5 0-29 0-38 34l-47 186c-12 49-23 89-25 100 0 5-49 94-128 94-49 0-74-33-74-85 0-29 7-56 14-85z">
            <text:p/>
          </draw:path>
          <draw:path draw:style-name="gr4" draw:text-style-name="P6" draw:layer="layout" svg:width="0.234cm" svg:height="0.438cm" svg:x="15.37cm" svg:y="10.36cm" svg:viewBox="0 0 235 439" svg:d="M141 159h72c13 0 22 0 22-16 0-9-9-9-20-9h-67l27-103c0-2 2-6 2-9 0-13-11-22-25-22-18 0-27 11-33 29-5 18 4-16-25 105h-72c-13 0-22 0-22 16 0 9 9 9 20 9h67l-40 163c-4 18-11 43-11 52 0 40 33 65 74 65 78 0 121-97 121-105 0-9-9-9-11-9-9 0-9 2-14 13-20 43-56 83-94 83-16 0-25-9-25-36 0-7 3-20 5-27z">
            <text:p/>
          </draw:path>
          <draw:path draw:style-name="gr4" draw:text-style-name="P6" draw:layer="layout" svg:width="0.23cm" svg:height="0.984cm" svg:x="15.744cm" svg:y="9.906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4" draw:text-style-name="P6" draw:layer="layout" svg:width="0.23cm" svg:height="0.984cm" svg:x="16.166cm" svg:y="9.906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4" draw:text-style-name="P6" draw:layer="layout" svg:width="0.812cm" svg:height="0.673cm" svg:x="16.477cm" svg:y="9.971cm" svg:viewBox="0 0 813 674" svg:d="M452 269l-82-197c-5-7-5-12-5-14 0-4 16-24 58-27 9-2 18-2 18-20 0-11-11-11-13-11-40 0-83 2-126 2-24 0-85-2-109-2-7 0-18 0-18 20 0 11 9 11 22 11 61 0 65 9 74 32l117 275-209 224-13 11c-47 52-94 67-144 69-13 3-22 3-22 21 0 2 0 11 13 11 30 0 61-2 92-2 36 0 76 2 110 2 7 0 18 0 18-20 0-9-9-12-11-12-9 0-41-2-41-29 0-15 16-31 27-44l101-108 90-96 98 235c5 11 7 13 7 16 0 6-20 24-58 26-11 3-20 3-20 21 0 11 11 11 15 11 27 0 97-2 123-2 25 0 86 2 110 2 7 0 20 0 20-18 0-14-11-14-18-14-67 0-69-2-85-42-38-92-105-246-127-305 67-69 170-188 201-214 29-23 68-47 126-50 13-2 22-2 22-20 0-2 0-11-13-11-29 0-61 2-92 2-36 0-74-2-110-2-7 0-18 0-18 20 0 7 5 9 11 11 9 0 38 3 38 29 0 16-9 27-17 36z">
            <text:p/>
          </draw:path>
          <draw:path draw:style-name="gr4" draw:text-style-name="P6" draw:layer="layout" svg:width="0.277cm" svg:height="0.312cm" svg:x="17.31cm" svg:y="10.488cm" svg:viewBox="0 0 278 313" svg:d="M251 45c-18 4-29 18-29 33 0 16 13 23 22 23 7 0 34-5 34-41 0-44-52-60-94-60-108 0-128 81-128 101 0 27 16 42 25 51 18 14 31 16 78 25 16 2 61 11 61 45 0 13-9 38-39 56-26 15-60 15-69 15-27 0-67-6-83-29 23-2 38-20 38-40 0-16-13-25-27-25-20 0-40 16-40 47 0 41 45 67 112 67 128 0 150-87 150-114 0-65-69-76-94-83-7 0-25-4-29-4-25-5-38-20-38-36s13-33 29-42c18-14 42-14 54-14 15 0 51 2 67 25z">
            <text:p/>
          </draw:path>
          <draw:path draw:style-name="gr4" draw:text-style-name="P6" draw:layer="layout" svg:width="0.602cm" svg:height="0.042cm" svg:x="17.982cm" svg:y="10.378cm" svg:viewBox="0 0 603 43" svg:d="M569 43c16 0 34 0 34-23 0-20-18-20-34-20h-535c-16 0-34 0-34 20 0 23 18 23 34 23z">
            <text:p/>
          </draw:path>
          <draw:path draw:style-name="gr4" draw:text-style-name="P6" draw:layer="layout" svg:width="0.534cm" svg:height="0.648cm" svg:x="18.912cm" svg:y="10.208cm" svg:viewBox="0 0 535 649" svg:d="M199 90c5-21 14-59 14-63 0-18-11-27-29-27-3 0-29 0-38 36l-144 571c-2 11-2 13-2 15 0 16 11 27 27 27 22 0 33-18 36-20 4-9 15-60 53-213 32 27 77 32 97 32 69 0 107-45 132-72 7 43 45 72 87 72 36 0 59-23 74-56 16-34 29-94 29-97 0-11-9-11-11-11-11 0-11 5-13 18-18 65-36 123-76 123-27 0-30-24-30-44 0-23 12-70 21-103l26-108c3-13 14-51 18-67 5-22 14-60 14-65 0-18-14-27-29-27-5 0-29 0-38 34l-47 186c-12 49-23 89-25 100 0 5-49 94-128 94-49 0-74-33-74-85 0-29 7-56 14-85z">
            <text:p/>
          </draw:path>
          <draw:path draw:style-name="gr4" draw:text-style-name="P6" draw:layer="layout" svg:width="0.277cm" svg:height="0.312cm" svg:x="19.523cm" svg:y="10.488cm" svg:viewBox="0 0 278 313" svg:d="M251 45c-18 4-29 18-29 33 0 16 13 23 22 23 7 0 34-5 34-41 0-44-52-60-94-60-108 0-128 81-128 101 0 27 16 42 25 51 18 14 31 16 78 25 16 2 61 11 61 45 0 13-9 38-39 56-26 15-60 15-69 15-27 0-67-6-83-29 23-2 38-20 38-40 0-16-13-25-27-25-20 0-40 16-40 47 0 41 45 67 112 67 128 0 152-87 152-114 0-65-71-76-96-83-7 0-25-4-29-4-25-5-38-20-38-36s13-33 29-42c18-14 42-14 54-14 15 0 51 2 67 25z">
            <text:p/>
          </draw:path>
          <draw:path draw:style-name="gr4" draw:text-style-name="P6" draw:layer="layout" svg:width="0.23cm" svg:height="0.984cm" svg:x="19.951cm" svg:y="9.906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olygon draw:style-name="gr4" draw:text-style-name="P6" draw:layer="layout" svg:width="0.136cm" svg:height="0.984cm" svg:x="20.296cm" svg:y="9.906cm" svg:viewBox="0 0 137 985" draw:points="137,0 0,0 0,40 96,40 96,947 0,947 0,985 137,985">
            <text:p/>
          </draw:polygon>
          <draw:polygon draw:style-name="gr4" draw:text-style-name="P6" draw:layer="layout" svg:width="9.506cm" svg:height="0.042cm" svg:x="11.067cm" svg:y="11.043cm" svg:viewBox="0 0 9507 43" draw:points="4753,43 0,43 0,0 9507,0 9507,43">
            <text:p/>
          </draw:polygon>
          <draw:path draw:style-name="gr4" draw:text-style-name="P6" draw:layer="layout" svg:width="0.521cm" svg:height="0.436cm" svg:x="14.911cm" svg:y="11.558cm" svg:viewBox="0 0 522 437" svg:d="M475 58c11 0 47 0 47-33 0-25-20-25-38-25h-224c-150 0-260 163-260 280 0 87 58 157 148 157 116 0 248-119 248-271 0-18 0-65-31-108zM150 414c-49 0-90-33-90-105 0-29 14-112 48-170 42-67 100-81 134-81 83 0 92 65 92 94 0 47-20 128-54 179-38 58-92 83-130 83z">
            <text:p/>
          </draw:path>
          <draw:path draw:style-name="gr4" draw:text-style-name="P6" draw:layer="layout" svg:width="0.234cm" svg:height="0.438cm" svg:x="15.462cm" svg:y="11.701cm" svg:viewBox="0 0 235 439" svg:d="M141 159h72c13 0 22 0 22-16 0-9-9-9-20-9h-67l27-103c0-2 2-6 2-9 0-13-11-22-25-22-18 0-27 11-33 29-5 18 4-16-25 105h-72c-13 0-22 0-22 16 0 9 9 9 20 9h67l-42 163c-2 18-9 43-9 52 0 40 33 65 74 65 78 0 121-97 121-105 0-9-9-9-11-9-9 0-9 2-14 13-20 43-56 83-94 83-16 0-25-9-25-36 0-7 3-20 5-27z">
            <text:p/>
          </draw:path>
          <draw:path draw:style-name="gr4" draw:text-style-name="P6" draw:layer="layout" svg:width="0.521cm" svg:height="0.436cm" svg:x="15.818cm" svg:y="11.558cm" svg:viewBox="0 0 522 437" svg:d="M475 58c13 0 47 0 47-33 0-25-20-25-38-25h-224c-150 0-260 163-260 280 0 87 58 157 148 157 116 0 248-119 248-271 0-18 0-65-31-108zM150 414c-49 0-90-33-90-105 0-29 14-112 48-170 42-67 100-81 134-81 83 0 92 65 92 94 0 47-20 128-54 179-38 58-92 83-130 83z">
            <text:p/>
          </draw:path>
          <draw:path draw:style-name="gr4" draw:text-style-name="P6" draw:layer="layout" svg:width="0.277cm" svg:height="0.312cm" svg:x="16.39cm" svg:y="11.827cm" svg:viewBox="0 0 278 313" svg:d="M251 45c-18 4-29 18-29 33 0 16 13 23 22 23 7 0 34-5 34-41 0-44-52-60-94-60-108 0-128 81-128 101 0 27 16 42 25 51 18 14 31 16 78 25 16 2 61 11 61 45 0 13-9 38-39 56-26 15-60 15-69 15-27 0-67-6-83-29 23-2 38-20 38-40 0-16-13-25-27-25-20 0-40 16-40 47 0 41 45 67 112 67 128 0 150-87 150-114 0-65-69-76-94-83-7 0-25-4-29-4-25-5-38-20-38-36s13-33 29-42c18-14 42-14 54-14 15 0 51 2 67 25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ationarity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ifferencing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ponential Smoothing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utoregressive Model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RIMA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ourier Decomposi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ee-Based model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2T1">
        <draw:frame presentation:style-name="pr2" draw:layer="layout" svg:width="25.199cm" svg:height="3.506cm" svg:x="1.4cm" svg:y="0.837cm" presentation:class="title">
          <draw:text-box>
            <text:p>Gaussian Process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1" svg:font-family="Gillus"/>
    <style:font-face style:name="Gillus" svg:font-family="Gillus" style:font-adornments="Regular"/>
    <style:font-face style:name="FreeSans1" svg:font-family="FreeSans" style:font-family-generic="swiss"/>
    <style:font-face style:name="Adobe Garamond Pro1" svg:font-family="'Adobe Garamond Pro'" style:font-pitch="variable"/>
    <style:font-face style:name="Adobe Garamond Pro" svg:font-family="'Adobe Garamond Pro'" style:font-adornments="Regular" style:font-pitch="variable"/>
    <style:font-face style:name="FreeSans" svg:font-family="FreeSans" style:font-pitch="variable"/>
    <style:font-face style:name="Gillius ADF" svg:font-family="'Gillius AD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19:35:55.413436819</meta:creation-date>
    <meta:editing-duration>P6DT5H20M10S</meta:editing-duration>
    <meta:editing-cycles>212</meta:editing-cycles>
    <meta:generator>LibreOffice/5.3.1.2$Linux_X86_64 LibreOffice_project/30m0$Build-2</meta:generator>
    <dc:title>APM (all gillus)</dc:title>
    <dc:date>2017-04-23T16:38:27.950814922</dc:date>
    <meta:print-date>2017-04-19T15:30:23.247173846</meta:print-date>
    <meta:document-statistic meta:object-count="110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